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DC0000013D5681DFDE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245cm" svg:height="4.825cm" svg:x="0.817cm" svg:y="0.246cm">
          <draw:image xlink:href="Pictures/20000002000001DC0000013D5681DFDE.eps" xlink:type="simple" xlink:show="embed" xlink:actuate="onLoad">
            <text:p/>
          </draw:image>
        </draw:frame>
        <draw:frame draw:style-name="gr2" draw:layer="layout" svg:width="0.455cm" svg:height="0.388cm" svg:x="1.254cm" svg:y="0.3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55cm" svg:height="0.388cm" svg:x="1.254cm" svg:y="0.76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34cm" svg:height="0.388cm" svg:x="1.264cm" svg:y="1.2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85cm" svg:height="0.388cm" svg:x="1.239cm" svg:y="1.66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55cm" svg:height="0.388cm" svg:x="1.254cm" svg:y="2.81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55cm" svg:height="0.388cm" svg:x="1.254cm" svg:y="3.23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55cm" svg:height="0.388cm" svg:x="1.254cm" svg:y="3.6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85cm" svg:height="0.388cm" svg:x="1.239cm" svg:y="4.23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35cm" svg:height="0.388cm" svg:x="1.306cm" svg:y="4.63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997cm" svg:height="0.388cm" svg:x="2.907cm" svg:y="0.40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1.054cm" svg:height="0.388cm" svg:x="2.856cm" svg:y="1.24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.609cm" svg:height="0.388cm" svg:x="2.728cm" svg:y="3.03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987cm" svg:height="0.388cm" svg:x="2.753cm" svg:y="4.26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2.438cm" svg:height="0.419cm" svg:x="5.683cm" svg:y="0.97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1.34cm" svg:height="0.463cm" svg:x="5.489cm" svg:y="1.85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3.029cm" svg:height="0.419cm" svg:x="5.168cm" svg:y="3.385cm"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09:42:44</dc:date>
    <dc:creator>kkk </dc:creator>
    <meta:editing-duration>PT14H21M50S</meta:editing-duration>
    <meta:editing-cycles>63</meta:editing-cycles>
    <meta:generator>LibreOffice/3.3$Linux LibreOffice_project/330m19$Build-401</meta:generator>
    <meta:document-statistic meta:object-count="17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10/content.xml><?xml version="1.0" encoding="utf-8"?>
<math xmlns="http://www.w3.org/1998/Math/MathML">
  <semantics>
    <mrow>
      <mi>A</mi>
      <mo stretchy="false">+</mo>
      <mi>B</mi>
    </mrow>
    <annotation encoding="StarMath 5.0">A+B</annotation>
  </semantics>
</math>
</file>

<file path=Object 11/content.xml><?xml version="1.0" encoding="utf-8"?>
<math xmlns="http://www.w3.org/1998/Math/MathML">
  <semantics>
    <mrow>
      <mi>C</mi>
      <mo stretchy="false">+</mo>
      <mi>D</mi>
    </mrow>
    <annotation encoding="StarMath 5.0">C+D</annotation>
  </semantics>
</math>
</file>

<file path=Object 12/content.xml><?xml version="1.0" encoding="utf-8"?>
<math xmlns="http://www.w3.org/1998/Math/MathML">
  <semantics>
    <mrow>
      <mrow>
        <mi>E</mi>
        <mo stretchy="false">+</mo>
        <mi>F</mi>
      </mrow>
      <mo stretchy="false">+</mo>
      <mi>G</mi>
    </mrow>
    <annotation encoding="StarMath 5.0">E+F+G</annotation>
  </semantics>
</math>
</file>

<file path=Object 13/content.xml><?xml version="1.0" encoding="utf-8"?>
<math xmlns="http://www.w3.org/1998/Math/MathML">
  <semantics>
    <mrow>
      <mi>H</mi>
      <mo stretchy="false">+</mo>
      <mi>I</mi>
    </mrow>
    <annotation encoding="StarMath 5.0">H+I</annotation>
  </semantics>
</math>
</file>

<file path=Object 14/content.xml><?xml version="1.0" encoding="utf-8"?>
<math xmlns="http://www.w3.org/1998/Math/MathML">
  <semantics>
    <mrow>
      <mrow>
        <mo stretchy="false">(</mo>
        <mrow>
          <mi>A</mi>
          <mo stretchy="false">+</mo>
          <mi>B</mi>
        </mrow>
        <mo stretchy="false">)</mo>
      </mrow>
      <mrow>
        <mo stretchy="false">(</mo>
        <mrow>
          <mi>C</mi>
          <mo stretchy="false">+</mo>
          <mi>D</mi>
        </mrow>
        <mo stretchy="false">)</mo>
      </mrow>
    </mrow>
    <annotation encoding="StarMath 5.0">(A+B)(C+D)</annotation>
  </semantics>
</math>
</file>

<file path=Object 15/content.xml><?xml version="1.0" encoding="utf-8"?>
<math xmlns="http://www.w3.org/1998/Math/MathML">
  <semantics>
    <mover accent="true">
      <mrow>
        <mo stretchy="false">(</mo>
        <mrow>
          <mi>C</mi>
          <mo stretchy="false">+</mo>
          <mi>D</mi>
        </mrow>
        <mo stretchy="false">)</mo>
      </mrow>
      <mo>¯</mo>
    </mover>
    <annotation encoding="StarMath 5.0">overline{(C+D)}</annotation>
  </semantics>
</math>
</file>

<file path=Object 16/content.xml><?xml version="1.0" encoding="utf-8"?>
<math xmlns="http://www.w3.org/1998/Math/MathML">
  <semantics>
    <mrow>
      <mrow>
        <mo stretchy="false">(</mo>
        <mrow>
          <mrow>
            <mi>E</mi>
            <mo stretchy="false">+</mo>
            <mi>F</mi>
          </mrow>
          <mo stretchy="false">+</mo>
          <mi>G</mi>
        </mrow>
        <mo stretchy="false">)</mo>
      </mrow>
      <mrow>
        <mo stretchy="false">(</mo>
        <mrow>
          <mi>H</mi>
          <mo stretchy="false">+</mo>
          <mi>I</mi>
        </mrow>
        <mo stretchy="false">)</mo>
      </mrow>
    </mrow>
    <annotation encoding="StarMath 5.0">(E+F+G)(H+I)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

<file path=Object 3/content.xml><?xml version="1.0" encoding="utf-8"?>
<math xmlns="http://www.w3.org/1998/Math/MathML">
  <semantics>
    <mi>C</mi>
    <annotation encoding="StarMath 5.0">C</annotation>
  </semantics>
</math>
</file>

<file path=Object 4/content.xml><?xml version="1.0" encoding="utf-8"?>
<math xmlns="http://www.w3.org/1998/Math/MathML">
  <semantics>
    <mi>D</mi>
    <annotation encoding="StarMath 5.0">D</annotation>
  </semantics>
</math>
</file>

<file path=Object 5/content.xml><?xml version="1.0" encoding="utf-8"?>
<math xmlns="http://www.w3.org/1998/Math/MathML">
  <semantics>
    <mi>E</mi>
    <annotation encoding="StarMath 5.0">E</annotation>
  </semantics>
</math>
</file>

<file path=Object 6/content.xml><?xml version="1.0" encoding="utf-8"?>
<math xmlns="http://www.w3.org/1998/Math/MathML">
  <semantics>
    <mi>F</mi>
    <annotation encoding="StarMath 5.0">F</annotation>
  </semantics>
</math>
</file>

<file path=Object 7/content.xml><?xml version="1.0" encoding="utf-8"?>
<math xmlns="http://www.w3.org/1998/Math/MathML">
  <semantics>
    <mi>G</mi>
    <annotation encoding="StarMath 5.0">G</annotation>
  </semantics>
</math>
</file>

<file path=Object 8/content.xml><?xml version="1.0" encoding="utf-8"?>
<math xmlns="http://www.w3.org/1998/Math/MathML">
  <semantics>
    <mi>H</mi>
    <annotation encoding="StarMath 5.0">H</annotation>
  </semantics>
</math>
</file>

<file path=Object 9/content.xml><?xml version="1.0" encoding="utf-8"?>
<math xmlns="http://www.w3.org/1998/Math/MathML">
  <semantics>
    <mi>I</mi>
    <annotation encoding="StarMath 5.0">I</annotation>
  </semantics>
</math>
</file>